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draw:fill="solid" draw:fill-color="#ffffff" draw:shadow="hidden"/>
    </style:style>
  </office:automatic-styles>
  <office:body>
    <office:drawing>
      <draw:page draw:name="page1" draw:style-name="dp1" draw:master-page-name="_31_">
        <draw:polygon draw:style-name="gr1" draw:layer="layout" svg:width="1.498cm" svg:height="1.499cm" svg:x="0.9cm" svg:y="1.1cm" svg:viewBox="0 0 1499 1500" draw:points="1499,1500 0,1500 0,0 1499,0">
          <text:p/>
        </draw:polygon>
        <draw:path draw:style-name="gr2" draw:layer="layout" svg:width="0.299cm" svg:height="0.299cm" svg:x="1.9cm" svg:y="1.3cm" svg:viewBox="0 0 300 300" svg:d="M0 150c0-28 6-51 20-75s31-41 55-55 47-20 75-20 51 6 75 20 41 31 55 55 20 47 20 75-6 51-20 75-31 41-55 55-47 20-75 20-51-6-75-20-41-31-55-55-20-47-20-75z">
          <text:p/>
        </draw:path>
        <draw:path draw:style-name="gr1" draw:layer="layout" svg:width="0.299cm" svg:height="0.299cm" svg:x="1.9cm" svg:y="1.3cm" svg:viewBox="0 0 300 300" svg:d="M0 150c0-28 6-51 20-75s31-41 55-55 47-20 75-20 51 6 75 20 41 31 55 55 20 47 20 75-6 51-20 75-31 41-55 55-47 20-75 20-51-6-75-20-41-31-55-55-20-47-20-75z">
          <text:p/>
        </draw:path>
        <draw:path draw:style-name="gr2" draw:layer="layout" svg:width="0.297cm" svg:height="0.299cm" svg:x="1.1cm" svg:y="1.3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1" draw:layer="layout" svg:width="0.297cm" svg:height="0.299cm" svg:x="1.1cm" svg:y="1.3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2" draw:layer="layout" svg:width="0.297cm" svg:height="0.299cm" svg:x="1.45cm" svg:y="2.15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1" draw:layer="layout" svg:width="0.297cm" svg:height="0.299cm" svg:x="1.45cm" svg:y="2.15cm" svg:viewBox="0 0 298 300" svg:d="M0 150c0-28 6-51 20-75s31-41 54-55c24-14 48-20 75-20s51 6 74 20c24 14 41 31 55 55s20 47 20 75-6 51-20 75-31 41-54 55c-24 14-48 20-75 20s-51-6-74-20c-24-14-41-31-55-55s-20-47-20-75z">
          <text:p/>
        </draw:path>
        <draw:line draw:style-name="gr1" draw:layer="layout" svg:x1="1.729cm" svg:y1="2.222cm" svg:x2="1.388cm" svg:y2="1.39cm">
          <text:p/>
        </draw:line>
        <draw:line draw:style-name="gr1" draw:layer="layout" svg:x1="1.451cm" svg:y1="2.32cm" svg:x2="1.11cm" svg:y2="1.4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05:51.234000000</meta:creation-date>
    <meta:editing-duration>PT10S</meta:editing-duration>
    <meta:editing-cycles>2</meta:editing-cycles>
    <meta:generator>LibreOffice/4.3.6.2$Windows_x86 LibreOffice_project/d50a87b2e514536ed401c18000dad4660b6a169e</meta:generator>
    <dc:date>2015-09-29T10:06:01.906000000</dc:date>
    <meta:document-statistic meta:object-count="9"/>
    <meta:template xlink:type="simple" xlink:actuate="onRequest" xlink:title="1" xlink:href="file:///C:/Documents%20and%20Settings/User/Application%20Data/LibreOffice/4/user/template/1.otg" meta:date="2015-09-29T10:05:51.171000000"/>
  </office:meta>
</office:document-meta>
</file>